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erif" fo:font-size="12pt" fo:font-weight="normal" officeooo:rsid="00262ea8" officeooo:paragraph-rsid="00262ea8"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60eae6" fo:background-color="transparent"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erif" fo:font-size="12pt" fo:font-weight="normal" officeooo:rsid="0060eae6" officeooo:paragraph-rsid="00826b30"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normal" officeooo:rsid="0060eae6" officeooo:paragraph-rsid="0065fd87"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use-window-font-color="true" style:font-name="Liberation Serif" fo:font-size="12pt" fo:font-weight="normal" officeooo:rsid="0060eae6" officeooo:paragraph-rsid="0084f88e" fo:background-color="transparent"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Liberation Serif" fo:font-size="12pt" fo:font-weight="normal" officeooo:rsid="0065fd87" officeooo:paragraph-rsid="0065fd87" fo:background-color="transparent"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Liberation Serif" fo:font-size="12pt" fo:font-weight="normal" officeooo:rsid="003f4ce5" officeooo:paragraph-rsid="0065fd87"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Liberation Serif" fo:font-size="12pt" fo:font-weight="normal" officeooo:rsid="00906f0e" officeooo:paragraph-rsid="00906f0e"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use-window-font-color="true" style:font-name="Liberation Serif" fo:font-size="12pt" fo:font-weight="normal" officeooo:rsid="00906f0e" officeooo:paragraph-rsid="009202f3" fo:background-color="transparent"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use-window-font-color="true" style:font-name="Liberation Serif" fo:font-size="12pt" fo:font-weight="normal" officeooo:rsid="009202f3" officeooo:paragraph-rsid="009202f3"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use-window-font-color="true" style:font-name="Liberation Serif" fo:font-size="12pt" fo:font-weight="normal" officeooo:rsid="008559c1" officeooo:paragraph-rsid="0088f44b"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use-window-font-color="true" style:font-name="Liberation Serif" fo:font-size="12pt" fo:font-weight="normal" officeooo:rsid="00985300" officeooo:paragraph-rsid="00985300" fo:background-color="transparent"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35552e" officeooo:paragraph-rsid="0035552e"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5de6b" officeooo:paragraph-rsid="0025de6b"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4a6e3c"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952b21" officeooo:paragraph-rsid="00952b21"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84f88e"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ff" style:font-name="Liberation Serif" fo:font-size="12pt" officeooo:rsid="0041df08" officeooo:paragraph-rsid="0041df08" style:font-size-asian="12pt" style:font-size-complex="12pt"/>
    </style:style>
    <style:style style:name="P20" style:family="paragraph" style:parent-style-name="Standard">
      <style:paragraph-properties fo:text-align="justify" style:justify-single-word="false"/>
      <style:text-properties fo:color="#0000ff" style:font-name="Liberation Serif" fo:font-size="12pt" officeooo:rsid="0041df08" officeooo:paragraph-rsid="00ade0e9" style:font-size-asian="12pt" style:font-size-complex="12pt"/>
    </style:style>
    <style:style style:name="P21" style:family="paragraph" style:parent-style-name="Standard">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4c362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c2bbe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Liberation Serif" fo:font-size="12pt" style:text-underline-style="none" fo:font-weight="normal" officeooo:rsid="0020c6b9" officeooo:paragraph-rsid="004ff6b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Liberation Serif" fo:font-size="12pt" style:text-underline-style="none" fo:font-weight="normal" officeooo:rsid="00a7ae7b" officeooo:paragraph-rsid="00a7ae7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Liberation Serif" fo:font-size="12pt" style:text-underline-style="none" fo:font-weight="normal" officeooo:rsid="004ce86c" officeooo:paragraph-rsid="00c2bbe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Liberation Serif" fo:font-size="12pt" officeooo:rsid="00af1255" officeooo:paragraph-rsid="00af1255" style:font-size-asian="12pt" style:font-size-complex="12pt"/>
    </style:style>
    <style:style style:name="P28" style:family="paragraph" style:parent-style-name="Standard">
      <style:paragraph-properties fo:text-align="justify" style:justify-single-word="false"/>
      <style:text-properties fo:color="#000000" style:font-name="Liberation Serif" fo:font-size="12pt" officeooo:rsid="00af1255" officeooo:paragraph-rsid="00c8152f" style:font-size-asian="12pt" style:font-size-complex="12pt"/>
    </style:style>
    <style:style style:name="P29" style:family="paragraph" style:parent-style-name="Standard">
      <style:paragraph-properties fo:text-align="justify" style:justify-single-word="false"/>
      <style:text-properties fo:color="#000000" style:font-name="Liberation Serif" fo:font-size="12pt" officeooo:rsid="00af1255" officeooo:paragraph-rsid="00ca088f"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088d7d" officeooo:paragraph-rsid="00088d7d"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0aa43d" officeooo:paragraph-rsid="000aa43d"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25de6b" officeooo:paragraph-rsid="0025de6b"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31d76e" officeooo:paragraph-rsid="0043a288"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31d76e" officeooo:paragraph-rsid="0024eeb6"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41df08" officeooo:paragraph-rsid="0041df08"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41df08" officeooo:paragraph-rsid="00ade0e9"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41df08" officeooo:paragraph-rsid="00af1255"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430cad" officeooo:paragraph-rsid="00430cad"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73a292" officeooo:paragraph-rsid="0073a292"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67375f" officeooo:paragraph-rsid="008559c1"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8f44b" officeooo:paragraph-rsid="0088f44b"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52f182" officeooo:paragraph-rsid="00ade0e9" style:font-size-asian="12pt" style:font-size-complex="12pt"/>
    </style:style>
    <style:style style:name="P43" style:family="paragraph" style:parent-style-name="Standard">
      <style:paragraph-properties fo:text-align="justify" style:justify-single-word="false"/>
      <style:text-properties style:font-name="Liberation Serif" fo:font-size="12pt" fo:font-weight="bold" officeooo:rsid="0020c6b9" officeooo:paragraph-rsid="007398da" style:font-size-asian="12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erif" fo:font-size="10pt" officeooo:rsid="007398da" officeooo:paragraph-rsid="007398da" style:font-size-asian="10pt" style:font-size-complex="10pt"/>
    </style:style>
    <style:style style:name="P45" style:family="paragraph" style:parent-style-name="Standard">
      <style:paragraph-properties fo:text-align="start" style:justify-single-word="false"/>
      <style:text-properties officeooo:paragraph-rsid="0060eae6"/>
    </style:style>
    <style:style style:name="P46" style:family="paragraph" style:parent-style-name="Standard">
      <style:paragraph-properties fo:text-align="start" style:justify-single-word="false"/>
      <style:text-properties officeooo:rsid="0065fd87" officeooo:paragraph-rsid="0065fd87"/>
    </style:style>
    <style:style style:name="P47" style:family="paragraph" style:parent-style-name="Standard">
      <style:paragraph-properties fo:text-align="justify" style:justify-single-word="false"/>
      <style:text-properties fo:color="#3333ff" style:font-name="Liberation Serif" fo:font-size="12pt" style:text-underline-style="solid" style:text-underline-width="auto" style:text-underline-color="font-color" fo:font-weight="bold" officeooo:rsid="00262ea8" officeooo:paragraph-rsid="00262ea8" fo:background-color="transparent"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color="#0066ff" style:font-name="Liberation Serif" fo:font-size="12pt" style:text-underline-style="solid" style:text-underline-width="auto" style:text-underline-color="font-color" fo:font-weight="bold" officeooo:rsid="004ff6b7" officeooo:paragraph-rsid="004ff6b7" style:font-size-asian="12pt" style:font-weight-asian="bold" style:font-size-complex="12pt" style:font-weight-complex="bold"/>
    </style:style>
    <style:style style:name="P49"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erif" fo:font-size="12pt" officeooo:rsid="0031d76e" officeooo:paragraph-rsid="0024eeb6" style:font-size-asian="12pt" style:font-size-complex="12pt"/>
    </style:style>
    <style:style style:name="P50" style:family="paragraph" style:parent-style-name="Prezentace_25_20EN2_7e_LT_7e_Gliederung_20_1">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officeooo:paragraph-rsid="0060eae6"/>
    </style:style>
    <style:style style:name="P52" style:family="paragraph" style:parent-style-name="Standard" style:list-style-name="L1">
      <style:paragraph-properties fo:text-align="justify"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use-window-font-color="true" style:font-name="Liberation Serif" fo:font-size="12pt" fo:font-weight="normal" officeooo:rsid="0060eae6" officeooo:paragraph-rsid="00d1d306" fo:background-color="transparent"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officeooo:rsid="0073a292" officeooo:paragraph-rsid="00ce7090"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rsid="0073a292" officeooo:paragraph-rsid="00d04659" style:font-size-asian="12pt" style:font-size-complex="12pt"/>
    </style:style>
    <style:style style:name="P56" style:family="paragraph" style:parent-style-name="Standard">
      <style:paragraph-properties fo:text-align="justify" style:justify-single-word="false"/>
      <style:text-properties style:font-name="Liberation Serif" fo:font-size="12pt" officeooo:rsid="0088f44b" officeooo:paragraph-rsid="0088f44b" style:font-size-asian="12pt" style:font-size-complex="12pt"/>
    </style:style>
    <style:style style:name="P57" style:family="paragraph" style:parent-style-name="Standard">
      <style:paragraph-properties fo:text-align="justify" style:justify-single-word="false"/>
      <style:text-properties style:font-name="Liberation Serif" fo:font-size="12pt" officeooo:rsid="0088f44b" officeooo:paragraph-rsid="00d7c1f1" style:font-size-asian="12pt" style:font-size-complex="12pt"/>
    </style:style>
    <style:style style:name="P58" style:family="paragraph" style:parent-style-name="Standard">
      <style:paragraph-properties fo:text-align="justify" style:justify-single-word="false"/>
      <style:text-properties style:font-name="Liberation Serif" fo:font-size="12pt" officeooo:rsid="00430cad" officeooo:paragraph-rsid="00430cad" style:font-size-asian="12pt" style:font-size-complex="12pt"/>
    </style:style>
    <style:style style:name="P59" style:family="paragraph" style:parent-style-name="Standard">
      <style:paragraph-properties fo:text-align="start" style:justify-single-word="false"/>
      <style:text-properties officeooo:rsid="0065fd87" officeooo:paragraph-rsid="00d40cea"/>
    </style:style>
    <style:style style:name="P60"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88f44b"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daf01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4c362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style:text-underline-style="none" fo:font-weight="normal" officeooo:rsid="00a7ae7b" officeooo:paragraph-rsid="00dc9bc6" style:font-size-asian="12pt" style:font-weight-asian="normal" style:font-size-complex="12pt" style:font-weight-complex="normal"/>
    </style:style>
    <style:style style:name="T1" style:family="text">
      <style:text-properties officeooo:rsid="0009254d"/>
    </style:style>
    <style:style style:name="T2" style:family="text">
      <style:text-properties fo:color="#0000ff"/>
    </style:style>
    <style:style style:name="T3" style:family="text">
      <style:text-properties fo:color="#0000ff" style:text-underline-style="solid" style:text-underline-width="auto" style:text-underline-color="font-color" fo:font-weight="bold" style:font-weight-asian="bold" style:font-weight-complex="bold"/>
    </style:style>
    <style:style style:name="T4" style:family="text">
      <style:text-properties fo:color="#0000ff" style:text-underline-style="solid" style:text-underline-width="auto" style:text-underline-color="font-color" fo:font-weight="bold" officeooo:rsid="00285b94" style:font-weight-asian="bold" style:font-weight-complex="bold"/>
    </style:style>
    <style:style style:name="T5" style:family="text">
      <style:text-properties fo:color="#0000ff" style:text-underline-style="solid" style:text-underline-width="auto" style:text-underline-color="font-color" fo:font-weight="bold" officeooo:rsid="002cfa6c" style:font-weight-asian="bold" style:font-weight-complex="bold"/>
    </style:style>
    <style:style style:name="T6" style:family="text">
      <style:text-properties fo:color="#0000ff" officeooo:rsid="00ade0e9"/>
    </style:style>
    <style:style style:name="T7" style:family="text">
      <style:text-properties fo:color="#0000ff" officeooo:rsid="00af1255"/>
    </style:style>
    <style:style style:name="T8" style:family="text">
      <style:text-properties fo:color="#0000ff" officeooo:rsid="00e007e9"/>
    </style:style>
    <style:style style:name="T9" style:family="text">
      <style:text-properties officeooo:rsid="00285b94"/>
    </style:style>
    <style:style style:name="T10" style:family="text">
      <style:text-properties style:use-window-font-color="true" fo:font-weight="normal" fo:background-color="transparent" loext:char-shading-value="0" style:font-weight-asian="normal" style:font-weight-complex="normal"/>
    </style:style>
    <style:style style:name="T11" style:family="text">
      <style:text-properties style:use-window-font-color="true" fo:font-weight="normal" officeooo:rsid="0031d76e" fo:background-color="transparent" loext:char-shading-value="0" style:font-weight-asian="normal" style:font-weight-complex="normal"/>
    </style:style>
    <style:style style:name="T12" style:family="text">
      <style:text-properties style:use-window-font-color="true" fo:font-weight="normal" officeooo:rsid="008559c1" fo:background-color="transparent" loext:char-shading-value="0" style:font-weight-asian="normal" style:font-weight-complex="normal"/>
    </style:style>
    <style:style style:name="T13" style:family="text">
      <style:text-properties style:use-window-font-color="true" fo:font-weight="normal" officeooo:rsid="0087b60b" fo:background-color="transparent" loext:char-shading-value="0" style:font-weight-asian="normal" style:font-weight-complex="normal"/>
    </style:style>
    <style:style style:name="T14" style:family="text">
      <style:text-properties style:use-window-font-color="true" fo:font-weight="normal" officeooo:rsid="0088f44b" fo:background-color="transparent" loext:char-shading-value="0" style:font-weight-asian="normal" style:font-weight-complex="normal"/>
    </style:style>
    <style:style style:name="T15" style:family="text">
      <style:text-properties style:use-window-font-color="true" fo:font-weight="normal" officeooo:rsid="008a8619" fo:background-color="transparent" loext:char-shading-value="0" style:font-weight-asian="normal" style:font-weight-complex="normal"/>
    </style:style>
    <style:style style:name="T16" style:family="text">
      <style:text-properties style:use-window-font-color="true" fo:font-weight="normal" officeooo:rsid="00934679" fo:background-color="transparent" loext:char-shading-value="0" style:font-weight-asian="normal" style:font-weight-complex="normal"/>
    </style:style>
    <style:style style:name="T17" style:family="text">
      <style:text-properties style:use-window-font-color="true" fo:font-weight="normal" officeooo:rsid="00949927" fo:background-color="transparent" loext:char-shading-value="0" style:font-weight-asian="normal" style:font-weight-complex="normal"/>
    </style:style>
    <style:style style:name="T18" style:family="text">
      <style:text-properties style:use-window-font-color="true" fo:font-weight="normal" officeooo:rsid="009a7f03" fo:background-color="transparent" loext:char-shading-value="0" style:font-weight-asian="normal" style:font-weight-complex="normal"/>
    </style:style>
    <style:style style:name="T19" style:family="text">
      <style:text-properties style:use-window-font-color="true" fo:font-weight="normal" officeooo:rsid="00d40cea" fo:background-color="transparent" loext:char-shading-value="0" style:font-weight-asian="normal" style:font-weight-complex="normal"/>
    </style:style>
    <style:style style:name="T20" style:family="text">
      <style:text-properties style:use-window-font-color="true" fo:font-weight="normal" officeooo:rsid="00d67672" fo:background-color="transparent" loext:char-shading-value="0" style:font-weight-asian="normal" style:font-weight-complex="normal"/>
    </style:style>
    <style:style style:name="T21" style:family="text">
      <style:text-properties style:use-window-font-color="true" fo:font-weight="normal" officeooo:rsid="00d7c1f1" fo:background-color="transparent" loext:char-shading-value="0" style:font-weight-asian="normal" style:font-weight-complex="normal"/>
    </style:style>
    <style:style style:name="T22"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23" style:family="text">
      <style:text-properties style:use-window-font-color="true" style:font-name="Liberation Serif" fo:font-size="12pt" fo:font-weight="normal" officeooo:rsid="0039e6fc" fo:background-color="transparent" loext:char-shading-value="0" style:font-size-asian="12pt" style:font-weight-asian="normal" style:font-size-complex="12pt" style:font-weight-complex="normal"/>
    </style:style>
    <style:style style:name="T24" style:family="text">
      <style:text-properties style:use-window-font-color="true" style:font-name="Liberation Serif" fo:font-size="12pt" fo:font-weight="normal" officeooo:rsid="0060eae6" fo:background-color="transparent" loext:char-shading-value="0" style:font-size-asian="12pt" style:font-weight-asian="normal" style:font-size-complex="12pt" style:font-weight-complex="normal"/>
    </style:style>
    <style:style style:name="T25" style:family="text">
      <style:text-properties style:use-window-font-color="true" style:font-name="Liberation Serif" fo:font-size="12pt" fo:font-weight="normal" officeooo:rsid="006229b8" fo:background-color="transparent" loext:char-shading-value="0" style:font-size-asian="12pt" style:font-weight-asian="normal" style:font-size-complex="12pt" style:font-weight-complex="normal"/>
    </style:style>
    <style:style style:name="T26" style:family="text">
      <style:text-properties style:use-window-font-color="true" style:font-name="Liberation Serif" fo:font-size="12pt" fo:font-weight="normal" officeooo:rsid="00637890" fo:background-color="transparent" loext:char-shading-value="0" style:font-size-asian="12pt" style:font-weight-asian="normal" style:font-size-complex="12pt" style:font-weight-complex="normal"/>
    </style:style>
    <style:style style:name="T27" style:family="text">
      <style:text-properties style:use-window-font-color="true" style:font-name="Liberation Serif" fo:font-size="12pt" fo:font-weight="normal" officeooo:rsid="0065fd87" fo:background-color="transparent" loext:char-shading-value="0" style:font-size-asian="12pt" style:font-weight-asian="normal" style:font-size-complex="12pt" style:font-weight-complex="normal"/>
    </style:style>
    <style:style style:name="T28" style:family="text">
      <style:text-properties style:use-window-font-color="true" style:font-name="Liberation Serif" fo:font-size="12pt" fo:font-weight="normal" officeooo:rsid="004705aa" fo:background-color="transparent" loext:char-shading-value="0" style:font-size-asian="12pt" style:font-weight-asian="normal" style:font-size-complex="12pt" style:font-weight-complex="normal"/>
    </style:style>
    <style:style style:name="T29" style:family="text">
      <style:text-properties style:use-window-font-color="true" style:font-name="Liberation Serif" fo:font-size="12pt" fo:font-weight="normal" officeooo:rsid="0045b9e3"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erif" fo:font-size="12pt" fo:font-weight="normal" officeooo:rsid="00456216"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erif" fo:font-size="12pt" fo:font-weight="normal" officeooo:rsid="0031d76e"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erif" fo:font-size="12pt" fo:font-weight="normal" officeooo:rsid="003f4ce5" fo:background-color="transparent" loext:char-shading-value="0" style:font-size-asian="12pt" style:font-weight-asian="normal" style:font-size-complex="12pt" style:font-weight-complex="normal"/>
    </style:style>
    <style:style style:name="T33" style:family="text">
      <style:text-properties style:use-window-font-color="true" style:font-name="Liberation Serif" fo:font-size="12pt" fo:font-weight="normal" officeooo:rsid="005e4868" fo:background-color="transparent" loext:char-shading-value="0" style:font-size-asian="12pt" style:font-weight-asian="normal" style:font-size-complex="12pt" style:font-weight-complex="normal"/>
    </style:style>
    <style:style style:name="T34" style:family="text">
      <style:text-properties style:use-window-font-color="true" style:font-name="Liberation Serif" fo:font-size="12pt" fo:font-weight="normal" officeooo:rsid="0067375f" fo:background-color="transparent" loext:char-shading-value="0" style:font-size-asian="12pt" style:font-weight-asian="normal" style:font-size-complex="12pt" style:font-weight-complex="normal"/>
    </style:style>
    <style:style style:name="T35" style:family="text">
      <style:text-properties style:use-window-font-color="true" style:font-name="Liberation Serif" fo:font-size="12pt" fo:font-weight="normal" officeooo:rsid="0082a958" fo:background-color="transparent" loext:char-shading-value="0" style:font-size-asian="12pt" style:font-weight-asian="normal" style:font-size-complex="12pt" style:font-weight-complex="normal"/>
    </style:style>
    <style:style style:name="T36" style:family="text">
      <style:text-properties style:use-window-font-color="true" style:font-name="Liberation Serif" fo:font-size="12pt" fo:font-weight="normal" officeooo:rsid="008559c1"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0bf178c"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0d04659"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0d15980" fo:background-color="transparent" loext:char-shading-value="0" style:font-size-asian="12pt" style:font-weight-asian="normal" style:font-size-complex="12pt" style:font-weight-complex="normal"/>
    </style:style>
    <style:style style:name="T40" style:family="text">
      <style:text-properties officeooo:rsid="0020c6b9"/>
    </style:style>
    <style:style style:name="T41" style:family="text">
      <style:text-properties officeooo:rsid="0039e6fc"/>
    </style:style>
    <style:style style:name="T42" style:family="text">
      <style:text-properties officeooo:rsid="004a6e3c"/>
    </style:style>
    <style:style style:name="T43" style:family="text">
      <style:text-properties officeooo:rsid="004ce86c"/>
    </style:style>
    <style:style style:name="T44" style:family="text">
      <style:text-properties officeooo:rsid="00562c80"/>
    </style:style>
    <style:style style:name="T45" style:family="text">
      <style:text-properties officeooo:rsid="005913f9"/>
    </style:style>
    <style:style style:name="T46" style:family="text">
      <style:text-properties officeooo:rsid="006c6f2f"/>
    </style:style>
    <style:style style:name="T47" style:family="text">
      <style:text-properties officeooo:rsid="0080213d"/>
    </style:style>
    <style:style style:name="T48" style:family="text">
      <style:text-properties officeooo:rsid="008559c1"/>
    </style:style>
    <style:style style:name="T49" style:family="text">
      <style:text-properties officeooo:rsid="009202f3"/>
    </style:style>
    <style:style style:name="T50" style:family="text">
      <style:text-properties officeooo:rsid="00958195"/>
    </style:style>
    <style:style style:name="T51" style:family="text">
      <style:text-properties officeooo:rsid="0097e544"/>
    </style:style>
    <style:style style:name="T52" style:family="text">
      <style:text-properties officeooo:rsid="009d2ab9"/>
    </style:style>
    <style:style style:name="T53" style:family="text">
      <style:text-properties officeooo:rsid="009e513e"/>
    </style:style>
    <style:style style:name="T54" style:family="text">
      <style:text-properties officeooo:rsid="00a91f8a"/>
    </style:style>
    <style:style style:name="T55" style:family="text">
      <style:text-properties officeooo:rsid="00ad27c4"/>
    </style:style>
    <style:style style:name="T56" style:family="text">
      <style:text-properties officeooo:rsid="00b8296c"/>
    </style:style>
    <style:style style:name="T57" style:family="text">
      <style:text-properties officeooo:rsid="00b8983b"/>
    </style:style>
    <style:style style:name="T58" style:family="text">
      <style:text-properties officeooo:rsid="00bb1075"/>
    </style:style>
    <style:style style:name="T59" style:family="text">
      <style:text-properties officeooo:rsid="00bdd436"/>
    </style:style>
    <style:style style:name="T60" style:family="text">
      <style:text-properties officeooo:rsid="00c2bbe7"/>
    </style:style>
    <style:style style:name="T61" style:family="text">
      <style:text-properties officeooo:rsid="00c5a0d0"/>
    </style:style>
    <style:style style:name="T62" style:family="text">
      <style:text-properties officeooo:rsid="00c78f76"/>
    </style:style>
    <style:style style:name="T63" style:family="text">
      <style:text-properties officeooo:rsid="00ca088f"/>
    </style:style>
    <style:style style:name="T64" style:family="text">
      <style:text-properties officeooo:rsid="00ce7090"/>
    </style:style>
    <style:style style:name="T65" style:family="text">
      <style:text-properties officeooo:rsid="00d04659"/>
    </style:style>
    <style:style style:name="T66" style:family="text">
      <style:text-properties officeooo:rsid="00d1d306"/>
    </style:style>
    <style:style style:name="T67" style:family="text">
      <style:text-properties officeooo:rsid="00d21743"/>
    </style:style>
    <style:style style:name="T68" style:family="text">
      <style:text-properties officeooo:rsid="00d2c9ec"/>
    </style:style>
    <style:style style:name="T69" style:family="text">
      <style:text-properties officeooo:rsid="00d7c1f1"/>
    </style:style>
    <style:style style:name="T70" style:family="text">
      <style:text-properties officeooo:rsid="00d943eb"/>
    </style:style>
    <style:style style:name="T71" style:family="text">
      <style:text-properties officeooo:rsid="00dac19c"/>
    </style:style>
    <style:style style:name="T72" style:family="text">
      <style:text-properties officeooo:rsid="00daf011"/>
    </style:style>
    <style:style style:name="T73" style:family="text">
      <style:text-properties officeooo:rsid="00dc9bc6"/>
    </style:style>
    <style:style style:name="T74" style:family="text">
      <style:text-properties officeooo:rsid="00dd2678"/>
    </style:style>
    <style:style style:name="T75" style:family="text">
      <style:text-properties officeooo:rsid="00e007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Good <text:span text:style-name="T46">Afternoon</text:span>!</text:p>
      <text:p text:style-name="P30"/>
      <text:p text:style-name="P14">Slide 01:</text:p>
      <text:p text:style-name="P14"/>
      <text:p text:style-name="P30">It is a pleasure to be here in front of all of you.</text:p>
      <text:p text:style-name="P30"/>
      <text:p text:style-name="P30"><text:span text:style-name="T1">This afternoon,</text:span> I will talk about my final project, the tittle is “Part localization for robotic manipulation”</text:p>
      <text:p text:style-name="P31"/>
      <text:p text:style-name="P32"><text:span text:style-name="T3">Slide 0</text:span><text:span text:style-name="T4">2</text:span><text:span text:style-name="T3">:</text:span></text:p>
      <text:p text:style-name="P32"/>
      <text:p text:style-name="P54">I think here most of the people are aware that the new generation of collaborative robot working side by side with humans is inevitable. For example, a YuMi robot, a dual 7-D<text:span text:style-name="T64">o</text:span>F robot arms designed for precise manipulation of small objects is already available in the market. </text:p>
      <text:p text:style-name="P54"/>
      <text:p text:style-name="P54">But in order to introduce this robot in the industry, some methods and sensors systems have to be developed to allow them to execute a task such as grasping a specific object. </text:p>
      <text:p text:style-name="P39"/>
      <text:p text:style-name="P39">If the robot wants to grasp an object, it has to localize the object relative to itself. This is a task of object recognition in computer vision, the art of localizing predefined objects in image sensor data. </text:p>
      <text:p text:style-name="P39"/>
      <text:p text:style-name="P39">There have been two approaches for object recognition</text:p>
      <text:p text:style-name="P39"/>
      <text:p text:style-name="P39"><text:span text:style-name="T56">The first being </text:span><text:s/>Model-based recognition:</text:p>
      <text:p text:style-name="P39">Here we already know what we are trying to recognize</text:p>
      <text:p text:style-name="P39"/>
      <text:p text:style-name="P39"><text:span text:style-name="T56">The second is </text:span>Learning-based recognition</text:p>
      <text:p text:style-name="P39"><text:span text:style-name="T57">D</text:span>eep learning, where requires an image as the input and the model learns the representation of the objects. This simplifies a lot. <text:s/>But needs a large amount of training data.</text:p>
      <text:p text:style-name="P39"/>
      <text:p text:style-name="P39">So, we suggest a pipeline following the premise of model-based recognition <text:span text:style-name="T65">for</text:span> a single isolated object in point cloud. </text:p>
      <text:p text:style-name="P39"/>
      <text:p text:style-name="P55">The system uses point cloud data generated from a 3D CAD model and describes its characteristics using local feature descriptors. </text:p>
      <text:p text:style-name="P55">These are then matched with the descriptors of the point cloud data <text:span text:style-name="T65">generated from the sensory device</text:span> to find the 6-DoF pose of the model in the robot coordinate frame.</text:p>
      <text:p text:style-name="P39"/>
      <text:p text:style-name="P39">This initial pose estimation is then refined by a registration method such as ICP. <text:s text:c="2"/>A robot-camera calibration is a must and it is executed in advance only once when dealing with model-based recognition.</text:p>
      <text:p text:style-name="P39"/>
      <text:p text:style-name="P39">The whole system is based on ROS, since it is a modular designed and offers integration for a large amount of robot and sensor types.</text:p>
      <text:p text:style-name="P44"/>
      <text:p text:style-name="P43"/>
      <text:p text:style-name="P15">Slide <text:span text:style-name="T9">03</text:span>:</text:p>
      <text:p text:style-name="P15"/>
      <text:p text:style-name="P21">So <text:span text:style-name="T44">let’s define the goals of the master thesis </text:span>as follow:</text:p>
      <text:p text:style-name="P50">Develop a method to localize an isolated part<text:span text:style-name="T40">, but since we are using the model-based recognition <text:s/>approch, a robot-camera calibration needed to be done in advance. Behind the scence a development of the robot-camera calibration is also presented here.</text:span></text:p>
      <text:p text:style-name="P34"><text:soft-page-break/></text:p>
      <text:p text:style-name="P49"/>
      <text:p text:style-name="P34"/>
      <text:p text:style-name="P47">Slide 0<text:span text:style-name="T9">4</text:span>:</text:p>
      <text:p text:style-name="P1"/>
      <text:p text:style-name="P9"><text:span text:style-name="T58">W</text:span>hy do we need a robot-<text:span text:style-name="T49">camera </text:span>calibration?</text:p>
      <text:p text:style-name="P11"/>
      <text:p text:style-name="P11">This is an important <text:span text:style-name="T51">step <text:s/></text:span>when dealing with pose estimation, we need to <text:span text:style-name="T52">localize</text:span> where our sensor is located according to the robot <text:span text:style-name="T51">coordinate system</text:span>.</text:p>
      <text:p text:style-name="P10"/>
      <text:p text:style-name="P13">So</text:p>
      <text:p text:style-name="P13"/>
      <text:p text:style-name="P2">The Robot-camera calibration <text:span text:style-name="T41">can be divided into two stages:</text:span></text:p>
      <text:p text:style-name="P2"/>
      <text:list xml:id="list6940451762389596333" text:style-name="L1">
        <text:list-item>
          <text:p text:style-name="P51"><text:span text:style-name="T24">Internal camera parameters, <text:s/></text:span><text:span text:style-name="T25">like </text:span><text:span text:style-name="T24">focal distance, optical center and lens dist</text:span><text:span text:style-name="T25">ortion. </text:span></text:p>
        </text:list-item>
        <text:list-item>
          <text:p text:style-name="P51"><text:span text:style-name="T24">External camera parameters: </text:span><text:span text:style-name="T27">where </text:span><text:span text:style-name="T24">the pose of </text:span><text:span text:style-name="T35">the</text:span><text:span text:style-name="T24"> camera </text:span><text:span text:style-name="T27">is estimated relative to </text:span><text:span text:style-name="T24">a refe</text:span><text:span text:style-name="T26">r</text:span><text:span text:style-name="T24">ence coordinate frame. It is commonly called eye-to-hand calibration.</text:span></text:p>
          <text:p text:style-name="P52"/>
        </text:list-item>
      </text:list>
      <text:p text:style-name="P45"><text:span text:style-name="T24">N</text:span><text:span text:style-name="T23">ormally it is </text:span><text:span text:style-name="T38">enough </text:span><text:span text:style-name="T23">to execute an intrinsic camera calibration only once </text:span><text:span text:style-name="T24">per sensor unless </text:span><text:span text:style-name="T38">the</text:span><text:span text:style-name="T24"> sensors itself will be</text:span><text:span text:style-name="T26"> </text:span><text:span text:style-name="T24">modified. </text:span><text:span text:style-name="T39">And r</text:span><text:span text:style-name="T24">ealiable calibration methods already exist.</text:span></text:p>
      <text:p text:style-name="P3"/>
      <text:p text:style-name="P53"><text:span text:style-name="T59">The </text:span>Eye-to-hand calibration, is more application specific and crucial for precise environment sensing by the robot. </text:p>
      <text:p text:style-name="P53"><text:span text:style-name="T47">It usually requires the pose of the camera frame relative to a calibration target frame to be known. Such a task is a fundamental and well-understood topic in computer vision, and it is referred to as a Perspective-n-Point.</text:span></text:p>
      <text:p text:style-name="P53"/>
      <text:p text:style-name="P53"><text:span text:style-name="T66">It is the problem of estimating the pose of the calibrated camera given a set of n 3D points in the world and their corresponding 2D projections in the image. <text:s/></text:span></text:p>
      <text:p text:style-name="P4"/>
      <text:p text:style-name="P4">The camera pose consists of 6 degrees-of-freedom (DOF) <text:span text:style-name="T67">3 for traslation and 3 for rotation</text:span>(roll, pitch, and yaw) of the camera <text:span text:style-name="T67">relative to the </text:span>world. </text:p>
      <text:p text:style-name="P18"/>
      <text:p text:style-name="P6"><text:span text:style-name="T4">Slide 0</text:span><text:span text:style-name="T5">5</text:span><text:span text:style-name="T4">:</text:span></text:p>
      <text:p text:style-name="P5"/>
      <text:p text:style-name="P46"><text:span text:style-name="T24">O</text:span><text:span text:style-name="T22">ur proposed automatic calibration approach consist of a number of modules working together to achieve the pose of the camera relative to the robot-base frame. The whole calibration as we said already </text:span><text:span text:style-name="T36">is </text:span><text:span text:style-name="T22">devided into two main parts:</text:span></text:p>
      <text:p text:style-name="P7"/>
      <text:p text:style-name="P7">1) <text:span text:style-name="T68">intrinsic camera</text:span> calibration <text:span text:style-name="T48">and</text:span></text:p>
      <text:p text:style-name="P46"><text:span text:style-name="T24">2</text:span><text:span text:style-name="T22">) Eye-to-hand calibration</text:span></text:p>
      <text:p text:style-name="P7"/>
      <text:p text:style-name="P59"><text:span text:style-name="T34">For the first part</text:span><text:span text:style-name="T22">, </text:span><text:span text:style-name="T28">what we did, was to compute the intrinsic parameters of the camera used with the tools such a</text:span><text:span text:style-name="T29">s OpenCV and industrial_calibration </text:span><text:span text:style-name="T22">ROS package</text:span><text:span text:style-name="T28"> avail</text:span><text:span text:style-name="T30">able in the open source community.</text:span></text:p>
      <text:p text:style-name="P59"><text:span text:style-name="T30">T</text:span><text:span text:style-name="T31">hen </text:span><text:span text:style-name="T29">we select</text:span><text:span text:style-name="T22">ed</text:span><text:span text:style-name="T29"> the most accurate </text:span><text:span text:style-name="T28">parameters </text:span><text:span text:style-name="T30">by using the </text:span><text:span text:style-name="T32">reprojection error </text:span><text:span text:style-name="T30">as </text:span><text:span text:style-name="T33">t</text:span><text:span text:style-name="T29">he only </text:span><text:span text:style-name="T30">metric (</text:span><text:span text:style-name="T32">it should be less than 0.5 pixels, </text:span><text:span text:style-name="T37">which is the accepted standard</text:span><text:span text:style-name="T32">) </text:span></text:p>
      <text:p text:style-name="P8"/>
      <text:p text:style-name="P40"><text:span text:style-name="T10">As to the second part, w</text:span><text:span text:style-name="T11">e </text:span><text:span text:style-name="T12">solved the perspective-n-point problem with </text:span><text:span text:style-name="T18">the use of </text:span><text:span text:style-name="T12">reliable algorithm already implemented in openCV library. <text:s/></text:span><text:span text:style-name="T19">By doing so we get the </text:span><text:span text:style-name="T20">transform</text:span><text:span text:style-name="T19"> </text:span><text:span text:style-name="T21">from the target frame to the camera frame</text:span><text:span text:style-name="T14">. <text:s/></text:span></text:p>
      <text:p text:style-name="P41"><text:soft-page-break/><text:span text:style-name="T10">As to the </text:span><text:span text:style-name="T20">transform</text:span><text:span text:style-name="T10"> </text:span><text:span text:style-name="T21">from the </text:span><text:span text:style-name="T10">TCP </text:span><text:span text:style-name="T21">to the target frame</text:span><text:span text:style-name="T10"> was defined according to our need when we designed the calibration plate.</text:span><text:span text:style-name="T12"> </text:span><text:span text:style-name="T13"><text:s/></text:span></text:p>
      <text:p text:style-name="P41"><text:span text:style-name="T13"/></text:p>
      <text:p text:style-name="P57"><text:span text:style-name="T21">Finally the transform from the robot frame to the TCP i</text:span><text:span text:style-name="T10">s given by the forward kinematics of the robot. <text:s/></text:span></text:p>
      <text:p text:style-name="P57"><text:span text:style-name="T10"/></text:p>
      <text:p text:style-name="P57"><text:span text:style-name="T21">So, </text:span><text:span text:style-name="T10">what we have </text:span><text:span text:style-name="T16">to</text:span><text:span text:style-name="T10"> do is to solve t</text:span><text:span text:style-name="T16">he following </text:span><text:span text:style-name="T10">multiplication of transform</text:span><text:span text:style-name="T21">s in order to get the pose of the </text:span><text:span text:style-name="T16">camera relative to the robot frame</text:span><text:span text:style-name="T12">.</text:span></text:p>
      <text:p text:style-name="P12"/>
      <text:p text:style-name="P41"><text:span text:style-name="T12">T</text:span><text:span text:style-name="T10">he good thing about ROS is that </text:span><text:span text:style-name="T21">we</text:span><text:span text:style-name="T10"> could split the whole project in a </text:span><text:span text:style-name="T15">modules and pass messages through the ROS network. So with the help of tf </text:span><text:span text:style-name="T17">tool</text:span><text:span text:style-name="T15"> I could easily retrieve the </text:span><text:span text:style-name="T21">transform from the robot frame to the camera frame</text:span><text:span text:style-name="T15">.</text:span></text:p>
      <text:p text:style-name="P60"/>
      <text:p text:style-name="P16">Slide 0<text:span text:style-name="T42">6</text:span>:</text:p>
      <text:p text:style-name="P16"/>
      <text:p text:style-name="P17"><text:span text:style-name="T70">S</text:span>o, now it is the time to discuss about the pipeline for 3D object pose estimation.</text:p>
      <text:p text:style-name="P17"/>
      <text:p text:style-name="P61"><text:span text:style-name="T60">On this </text:span>slide <text:span text:style-name="T60">you can see </text:span>the 3D object pose estimation pipeline, where two point clouds are required, one generated from the 3<text:span text:style-name="T71">D</text:span> CAD model and the other <text:span text:style-name="T72">one</text:span> is generated from the sensory device. <text:s/></text:p>
      <text:p text:style-name="P61"><text:span text:style-name="T43">Both are fed to the preprocessing block, then a feature descriptor is computed for each point cloud. In this step of the pipeline a local feature descritors is used. It’s nothing else than a geometry information on the local surface.</text:span></text:p>
      <text:p text:style-name="P23"/>
      <text:p text:style-name="P26">Global feature descriptor is available also but it is not suitable for textured object as in our case, then the next step is to find correspondence between them. In this block a hypothesize-and-test approach is used which outputs an initial pose estimation, then this pose is refined with a local registration method. </text:p>
      <text:p text:style-name="P22"/>
      <text:p text:style-name="P22">As we can see, <text:s/>the whole pipeline is composed of several blocks. Each one of them execute<text:span text:style-name="T50">s</text:span> an import<text:span text:style-name="T53">ant</text:span> task for the subquence use</text:p>
      <text:p text:style-name="P22"/>
      <text:p text:style-name="P48"><text:span text:style-name="T45">S</text:span>lide 07:</text:p>
      <text:p text:style-name="P48"/>
      <text:p text:style-name="P25">Maybe right now one of you may be wondering, what <text:span text:style-name="T73">is </text:span>happe<text:span text:style-name="T73">nning</text:span> in the preprocessing block. <text:span text:style-name="T61">Well, </text:span>I will describe the whole process inside the block.</text:p>
      <text:p text:style-name="P25"/>
      <text:p text:style-name="P63">First, we convert the depth image into point cloud, then a pass-through filter is applied to the point cloud generated from the sensory device. This is nothing <text:span text:style-name="T61">more </text:span>than a threshold in the x field and y field. <text:s/></text:p>
      <text:p text:style-name="P63"/>
      <text:p text:style-name="P63"><text:span text:style-name="T73">By that I mean that </text:span>Points that are greater than the threshold are rejected. And those <text:span text:style-name="T61">which </text:span>are not, are keeping. </text:p>
      <text:p text:style-name="P25"/>
      <text:p text:style-name="P63">Then we proceed by removing the points that better represent the plane where the object is placed. This is done with the RANSAC which selects randomly three points from the dataset and computes the parameters of the corresponding plane, after that it tries to make the plane bigger according to a given threshold. </text:p>
      <text:p text:style-name="P25"/>
      <text:p text:style-name="P25">Finally, we downsample the point cloud by using the voxel grid filtering (make cubes of predefined size and takes the centroid of that <text:span text:style-name="T74">cube as a</text:span> sample point) </text:p>
      <text:p text:style-name="P25"/>
      <text:p text:style-name="P25"><text:soft-page-break/>For the key point detection block, we keep the points from the previous block since they better represent the object to be recognized.</text:p>
      <text:p text:style-name="P25"/>
      <text:p text:style-name="P19">Slide 0<text:span text:style-name="T75">8</text:span>:</text:p>
      <text:p text:style-name="P35"/>
      <text:p text:style-name="P42">As to the validation of the method, a ground truth of the object needs to be known in advance. For such a requirement a checkerboard is used. By placing the robot TCP at specific points (three points in total), the checkerboard can be localized and a new workobject is produced. The checkboard workspace is used to determine the ground-truth of the object pose which is compared with the 3D object pose estimation system. </text:p>
      <text:p text:style-name="P20"/>
      <text:p text:style-name="P36"><text:span text:style-name="T2">Slide </text:span><text:span text:style-name="T8">09</text:span><text:span text:style-name="T2">:</text:span></text:p>
      <text:p text:style-name="P42">The system is evaluated by analyzing the translation and rotation errors.</text:p>
      <text:p text:style-name="P38"/>
      <text:p text:style-name="P38"/>
      <text:p text:style-name="P37"><text:span text:style-name="T2">Slide </text:span><text:span text:style-name="T6">1</text:span><text:span text:style-name="T8">0</text:span><text:span text:style-name="T2">:</text:span></text:p>
      <text:p text:style-name="P27"><text:span text:style-name="T62">C</text:span>onclusion…</text:p>
      <text:p text:style-name="P27"/>
      <text:p text:style-name="P28">The thesis has proposed a practical and simple method for robot-camera calibration as well as a system for localizing an isolated part.</text:p>
      <text:p text:style-name="P28"/>
      <text:p text:style-name="P28">The robot-camera calibration also referred to as an Eye-To-Hand calibration was based on the robot moving a standard calibration checkerboard. </text:p>
      <text:p text:style-name="P28"/>
      <text:p text:style-name="P28">The 3D object pose estimation system was implemented and evaluated for a single isolated industrial object in depth image taken from the sensory device used. For the validation of the system, two experiments were executed. </text:p>
      <text:p text:style-name="P28"/>
      <text:p text:style-name="P27">It was concluded that the RealSense D435 camera is not suitable for the task of pose estimation where a high quality of point cloud is needed. As to the Astra camera, it was proven to show good performance when the reference cloud is generated by the camera itself.</text:p>
      <text:p text:style-name="P27"/>
      <text:p text:style-name="P29">In the future, in order to test the pose estimation system in bin-picking scenarios, careful attention should be given to the steps of feature descriptors and matching strategy. These two are fundamental in dealing with occlusion and scene with clutter which is common in bin-picking scenarios. </text:p>
      <text:p text:style-name="P29"/>
      <text:p text:style-name="P29">The proposed methods were evaluated with two cameras. Unfortunately, a third camera (RealSense D415) which is supposed to be more accurate, came to the laboratory a few days before submitting <text:span text:style-name="T63">my thesis work</text:span>. <text:span text:style-name="T63">Time enough to prove that d415 was perfoming better than the Astra camera and it was our final choice for the demo video.</text:span></text:p>
      <text:p text:style-name="P29"><text:s/></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text:s/></text:p>
      <text:p text:style-name="P38"/>
      <text:p text:style-name="P38"/>
      <text:p text:style-name="P38"/>
      <text:p text:style-name="P38"/>
      <text:p text:style-name="P38"/>
      <text:p text:style-name="P38"/>
      <text:p text:style-name="P38"/>
      <text:p text:style-name="P38"/>
      <text:p text:style-name="P38"/>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1" style:display-name="Prezentace%20EN~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Gliederung_20_2" style:display-name="Prezentace%20EN~LT~Gliederung 2" style:family="paragraph" style:parent-style-name="Prezentace_25_20EN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zentace_25_20EN_7e_LT_7e_Gliederung_20_3" style:display-name="Prezentace%20EN~LT~Gliederung 3" style:family="paragraph" style:parent-style-name="Prezentace_25_20EN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zentace_25_20EN_7e_LT_7e_Gliederung_20_4" style:display-name="Prezentace%20EN~LT~Gliederung 4" style:family="paragraph" style:parent-style-name="Prezentace_25_20EN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5" style:display-name="Prezentace%20EN~LT~Gliederung 5" style:family="paragraph" style:parent-style-name="Prezentace_25_20EN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6" style:display-name="Prezentace%20EN~LT~Gliederung 6" style:family="paragraph" style:parent-style-name="Prezentace_25_20EN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7" style:display-name="Prezentace%20EN~LT~Gliederung 7" style:family="paragraph" style:parent-style-name="Prezentace_25_20EN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8" style:display-name="Prezentace%20EN~LT~Gliederung 8" style:family="paragraph" style:parent-style-name="Prezentace_25_20EN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9" style:display-name="Prezentace%20EN~LT~Gliederung 9" style:family="paragraph" style:parent-style-name="Prezentace_25_20EN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Titel" style:display-name="Prezentace%20EN~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Untertitel" style:display-name="Prezentace%20EN~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Notizen" style:display-name="Prezentace%20EN~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Hintergrundobjekte" style:display-name="Prezentace%20EN~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zentace_25_20EN_7e_LT_7e_Hintergrund" style:display-name="Prezentace%20EN~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1" style:display-name="Prezentace%20EN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Gliederung_20_2" style:display-name="Prezentace%20EN1~LT~Gliederung 2" style:family="paragraph" style:parent-style-name="Prezentace_25_20EN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1_7e_LT_7e_Gliederung_20_3" style:display-name="Prezentace%20EN1~LT~Gliederung 3" style:family="paragraph" style:parent-style-name="Prezentace_25_20EN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1_7e_LT_7e_Gliederung_20_4" style:display-name="Prezentace%20EN1~LT~Gliederung 4" style:family="paragraph" style:parent-style-name="Prezentace_25_20EN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5" style:display-name="Prezentace%20EN1~LT~Gliederung 5" style:family="paragraph" style:parent-style-name="Prezentace_25_20EN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6" style:display-name="Prezentace%20EN1~LT~Gliederung 6" style:family="paragraph" style:parent-style-name="Prezentace_25_20EN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7" style:display-name="Prezentace%20EN1~LT~Gliederung 7" style:family="paragraph" style:parent-style-name="Prezentace_25_20EN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8" style:display-name="Prezentace%20EN1~LT~Gliederung 8" style:family="paragraph" style:parent-style-name="Prezentace_25_20EN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9" style:display-name="Prezentace%20EN1~LT~Gliederung 9" style:family="paragraph" style:parent-style-name="Prezentace_25_20EN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Titel" style:display-name="Prezentace%20EN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Untertitel" style:display-name="Prezentace%20EN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Notizen" style:display-name="Prezentace%20EN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Hintergrundobjekte" style:display-name="Prezentace%20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1_7e_LT_7e_Hintergrund" style:display-name="Prezentace%20EN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Gliederung_20_1" style:display-name="Prezentace%20EN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Gliederung_20_2" style:display-name="Prezentace%20EN2~LT~Gliederung 2" style:family="paragraph" style:parent-style-name="Prezentace_25_20EN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2_7e_LT_7e_Gliederung_20_3" style:display-name="Prezentace%20EN2~LT~Gliederung 3" style:family="paragraph" style:parent-style-name="Prezentace_25_20EN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2_7e_LT_7e_Gliederung_20_4" style:display-name="Prezentace%20EN2~LT~Gliederung 4" style:family="paragraph" style:parent-style-name="Prezentace_25_20EN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5" style:display-name="Prezentace%20EN2~LT~Gliederung 5" style:family="paragraph" style:parent-style-name="Prezentace_25_20EN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6" style:display-name="Prezentace%20EN2~LT~Gliederung 6" style:family="paragraph" style:parent-style-name="Prezentace_25_20EN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7" style:display-name="Prezentace%20EN2~LT~Gliederung 7" style:family="paragraph" style:parent-style-name="Prezentace_25_20EN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8" style:display-name="Prezentace%20EN2~LT~Gliederung 8" style:family="paragraph" style:parent-style-name="Prezentace_25_20EN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9" style:display-name="Prezentace%20EN2~LT~Gliederung 9" style:family="paragraph" style:parent-style-name="Prezentace_25_20EN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Titel" style:display-name="Prezentace%20EN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Untertitel" style:display-name="Prezentace%20EN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Notizen" style:display-name="Prezentace%20EN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Hintergrundobjekte" style:display-name="Prezentace%20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Hintergrund" style:display-name="Prezentace%20EN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Gliederung_20_1" style:display-name="Prezentace%20EN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Gliederung_20_2" style:display-name="Prezentace%20EN3~LT~Gliederung 2" style:family="paragraph" style:parent-style-name="Prezentace_25_20EN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3_7e_LT_7e_Gliederung_20_3" style:display-name="Prezentace%20EN3~LT~Gliederung 3" style:family="paragraph" style:parent-style-name="Prezentace_25_20EN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3_7e_LT_7e_Gliederung_20_4" style:display-name="Prezentace%20EN3~LT~Gliederung 4" style:family="paragraph" style:parent-style-name="Prezentace_25_20EN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5" style:display-name="Prezentace%20EN3~LT~Gliederung 5" style:family="paragraph" style:parent-style-name="Prezentace_25_20EN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6" style:display-name="Prezentace%20EN3~LT~Gliederung 6" style:family="paragraph" style:parent-style-name="Prezentace_25_20EN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7" style:display-name="Prezentace%20EN3~LT~Gliederung 7" style:family="paragraph" style:parent-style-name="Prezentace_25_20EN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8" style:display-name="Prezentace%20EN3~LT~Gliederung 8" style:family="paragraph" style:parent-style-name="Prezentace_25_20EN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9" style:display-name="Prezentace%20EN3~LT~Gliederung 9" style:family="paragraph" style:parent-style-name="Prezentace_25_20EN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Titel" style:display-name="Prezentace%20EN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Untertitel" style:display-name="Prezentace%20EN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Notizen" style:display-name="Prezentace%20EN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Hintergrundobjekte" style:display-name="Prezentace%20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Hintergrund" style:display-name="Prezentace%20EN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1:26:26.662940472</meta:creation-date>
    <dc:date>2019-06-25T20:09:20.926034806</dc:date>
    <meta:editing-duration>PT14H22M22S</meta:editing-duration>
    <meta:editing-cycles>148</meta:editing-cycles>
    <meta:generator>LibreOffice/5.1.6.2$Linux_X86_64 LibreOffice_project/10m0$Build-2</meta:generator>
    <meta:document-statistic meta:table-count="0" meta:image-count="0" meta:object-count="0" meta:page-count="5" meta:paragraph-count="72" meta:word-count="1543" meta:character-count="9101" meta:non-whitespace-character-count="7590"/>
  </office:meta>
</office:document-meta>
</file>